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Heading">
      <style:paragraph-properties fo:margin-left="0cm" fo:margin-right="0cm" fo:text-indent="0cm" style:auto-text-indent="false"/>
    </style:style>
    <style:style style:name="P5" style:family="paragraph" style:parent-style-name="Heading">
      <style:paragraph-properties fo:margin-left="0cm" fo:margin-right="0cm" fo:margin-top="7.421cm" fo:margin-bottom="0.21cm" fo:text-indent="0cm" style:auto-text-indent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ansUML</text:p>
      <text:p text:style-name="P4">Manuel Utilisateur</text:p>
      <text:p text:style-name="P1">Version 1.0 - 2015</text:p>
      <text:h text:style-name="Heading_20_1" text:outline-level="1"/>
      <text:table-of-content text:style-name="Sect1" text:protected="true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7">Table des matières</text:p>
          </text:index-title>
          <text:p text:style-name="P8">A propos<text:tab/>2</text:p>
          <text:p text:style-name="P9">Auteurs<text:tab/>2</text:p>
        </text:index-body>
      </text:table-of-content>
      <text:h text:style-name="Heading_20_1" text:outline-level="1"/>
      <text:h text:style-name="P6" text:outline-level="1">Présentation</text:h>
      <text:p text:style-name="Text_20_body">TransUML est un éditeur permettant de créer, sauvegarder puis visionner des diagrammes UML d'états-transitions.</text:p>
      <text:h text:style-name="P6" text:outline-level="1">Affichage</text:h>
      <text:p text:style-name="Text_20_body">L'application se découpe en 3 zones :</text:p>
      <text:list xml:id="list4535875438232607849" text:style-name="L1">
        <text:list-item>
          <text:p text:style-name="P2">en haut, horizontalement, le <text:span text:style-name="T1">menu principal</text:span>. Il comprend l'item Fichier pour exécuter des actions relatives à des fichiers, et Aide, pour obtenir de l'aide.</text:p>
        </text:list-item>
        <text:list-item>
          <text:p text:style-name="P2">Juste en-dessous, horizontalement, la <text:span text:style-name="T1">zone d'erreurs</text:span> affichant les erreurs présentes dans le diagramme. Elle est mise à jour à chaque modification du diagramme.</text:p>
        </text:list-item>
        <text:list-item>
          <text:p text:style-name="P2">Enfin, la plus grande zone, est la <text:span text:style-name="T1">zone d'édition</text:span>. C'est ici qu'est affiché et peut-être modifié le diagramme.</text:p>
        </text:list-item>
      </text:list>
      <text:h text:style-name="P6" text:outline-level="1">Les diagrammes</text:h>
      <text:p text:style-name="Text_20_body">A l'ouverture du logiciel, un diagramme vide s'affiche. </text:p>
      <text:p text:style-name="Text_20_body">Tout diagramme peut-être modifié (cf. <text:bookmark-ref text:reference-format="text" text:ref-name="__RefHeading__101_1529800119">Les états</text:bookmark-ref><text:bookmark-ref text:reference-format="chapter" text:ref-name="__RefHeading__101_1529800119"/><text:bookmark-ref text:reference-format="chapter" text:ref-name="__RefHeading__101_1529800119"/> p.<text:bookmark-ref text:reference-format="page" text:ref-name="__RefHeading__101_1529800119">6</text:bookmark-ref> et <text:bookmark-ref text:reference-format="text" text:ref-name="__RefHeading__103_1529800119">Les transitions</text:bookmark-ref> p.<text:bookmark-ref text:reference-format="page" text:ref-name="__RefHeading__103_1529800119">7</text:bookmark-ref>), sauvegardé, chargé à partir d'un fichier.</text:p>
      <text:h text:style-name="Heading_20_2" text:outline-level="2">Sauvegarder un diagramme</text:h>
      <text:p text:style-name="Text_20_body">Le diagramme en cours d'édition peut-être sauvegardé en cliquant dans le <text:span text:style-name="T1">menu principal </text:span>sur Fichier → Enregistrer, puis en indiquant où le sauvegarder et sous quel nom.</text:p>
      <text:h text:style-name="Heading_20_2" text:outline-level="2">Charger un diagramme</text:h>
      <text:p text:style-name="Text_20_body">Un diagramme préalablement sauvegardé peut-être chargé en cliquant dans le <text:span text:style-name="T1">menu principal </text:span>sur Fichier-&gt;Ouvrir, puis en sélectionnant le fichier correspondant au diagramme à ouvrir.</text:p>
      <text:h text:style-name="P6" text:outline-level="1"><text:bookmark-start text:name="__RefHeading__101_1529800119"/>Les états<text:bookmark-end text:name="__RefHeading__101_1529800119"/></text:h>
      <text:h text:style-name="Heading_20_2" text:outline-level="2">Ajouter un état</text:h>
      <text:p text:style-name="Text_20_body">Pour ajouter un état, faites un clic droit n'importe où dans la <text:span text:style-name="T1">zone d'édition</text:span><text:span text:style-name="T2">.</text:span></text:p>
      <text:p text:style-name="Text_20_body"><text:span text:style-name="T2">Pour ajouter un état à l'intérieur d'un état </text:span><text:span text:style-name="T1">composite</text:span><text:span text:style-name="T2">, </text:span></text:p>
      <text:p text:style-name="Text_20_body"><text:span text:style-name="T2">puis cliquez sur Ajouter-&gt;Etat. Sélectionnez ensuite le type d'état à créer :</text:span></text:p>
      <text:list xml:id="list4419698610343581975" text:style-name="L2">
        <text:list-item>
          <text:p text:style-name="P3"><text:span text:style-name="T1">Simple</text:span><text:span text:style-name="T2">, qui ne peut contenir d'autres états/transitions</text:span></text:p>
        </text:list-item>
        <text:list-item>
          <text:p text:style-name="P3"><text:span text:style-name="T2">Composite, qui peut se voir lui-même ajouter un état</text:span></text:p>
        </text:list-item>
      </text:list>
      <text:h text:style-name="Heading_20_2" text:outline-level="2">Modifier un état</text:h>
      <text:h text:style-name="P6" text:outline-level="1"><text:bookmark-start text:name="__RefHeading__103_1529800119"/>Les transitions<text:bookmark-end text:name="__RefHeading__103_1529800119"/></text:h>
      <text:h text:style-name="Heading_20_1" text:outline-level="1"/>
      <text:h text:style-name="P6" text:outline-level="1">A propos</text:h>
      <text:p text:style-name="Text_20_body">Editeur UML développé dans le cadre d'un projet de deuxième année à l'Ensimag.</text:p>
      <text:p text:style-name="Text_20_body">Version 1.0 de 2015.</text:p>
      <text:h text:style-name="Heading_20_2" text:outline-level="2">Auteurs</text:h>
      <text:p text:style-name="Text_20_body">BATAL Thibaut</text:p>
      <text:p text:style-name="Text_20_body">BEULE-DEUZAT Rémi</text:p>
      <text:p text:style-name="Text_20_body">RAKOTOARISOA Jérémy</text:p>
      <text:p text:style-name="Text_20_body">ROUSSEAU Jean-Benja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="100%" fo:margin-left="0cm" fo:margin-right="0cm" fo:margin-top="0.42cm" fo:margin-bottom="0.21cm" fo:text-align="center" style:justify-single-word="false" fo:text-indent="0cm" style:auto-text-indent="false" style:page-number="auto" fo:keep-with-next="always"/>
      <style:text-properties fo:color="#000000" style:font-name="Arial Black" fo:font-size="24pt" fo:font-weight="900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t Batal</meta:initial-creator>
    <meta:creation-date>2015-11-11T23:17:57.86</meta:creation-date>
    <dc:date>2015-11-12T00:00:21.84</dc:date>
    <dc:creator>Thibaut Batal</dc:creator>
    <meta:editing-duration>PT42M35S</meta:editing-duration>
    <meta:editing-cycles>12</meta:editing-cycles>
    <meta:generator>OpenOffice/4.1.0$Win32 OpenOffice.org_project/410m18$Build-9764</meta:generator>
    <meta:document-statistic meta:table-count="0" meta:image-count="0" meta:object-count="0" meta:page-count="8" meta:paragraph-count="37" meta:word-count="282" meta:character-count="1821"/>
  </office:meta>
</office:document-meta>
</file>